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64pt"/>
    </style:style>
    <style:style style:name="co3" style:family="table-column">
      <style:table-column-properties fo:break-before="auto" style:column-width="104.91pt"/>
    </style:style>
    <style:style style:name="co4" style:family="table-column">
      <style:table-column-properties fo:break-before="auto" style:column-width="18.85pt"/>
    </style:style>
    <style:style style:name="co5" style:family="table-column">
      <style:table-column-properties fo:break-before="auto" style:column-width="13.44pt"/>
    </style:style>
    <style:style style:name="co6" style:family="table-column">
      <style:table-column-properties fo:break-before="auto" style:column-width="31.49pt"/>
    </style:style>
    <style:style style:name="co7" style:family="table-column">
      <style:table-column-properties fo:break-before="auto" style:column-width="32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yoff-stats-fu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Rtg</text:p>
          </table:table-cell>
          <table:table-cell office:value-type="string" calcext:value-type="string">
            <text:p>DRtg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ull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1.5" calcext:value-type="float">
            <text:p>111.5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ttle Supersonics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5.7" calcext:value-type="float">
            <text:p>105.7</text:p>
          </table:table-cell>
          <table:table-cell office:value-type="float" office:value="104.1" calcext:value-type="float">
            <text:p>104.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tah Jazz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9.7" calcext:value-type="float">
            <text:p>109.7</text:p>
          </table:table-cell>
          <table:table-cell office:value-type="float" office:value="100.8" calcext:value-type="float">
            <text:p>100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lando Magic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4.5" calcext:value-type="float">
            <text:p>114.5</text:p>
          </table:table-cell>
          <table:table-cell office:value-type="float" office:value="112.7" calcext:value-type="float">
            <text:p>112.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n Antonio Spur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8.5" calcext:value-type="float">
            <text:p>108.5</text:p>
          </table:table-cell>
          <table:table-cell office:value-type="float" office:value="111.5" calcext:value-type="float">
            <text:p>111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York Knick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2.4" calcext:value-type="float">
            <text:p>102.4</text:p>
          </table:table-cell>
          <table:table-cell office:value-type="float" office:value="102.3" calcext:value-type="float">
            <text:p>102.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nta Hawk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7.9" calcext:value-type="float">
            <text:p>107.9</text:p>
          </table:table-cell>
          <table:table-cell office:value-type="float" office:value="112.9" calcext:value-type="float">
            <text:p>112.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uston Rocket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3.2" calcext:value-type="float">
            <text:p>103.2</text:p>
          </table:table-cell>
          <table:table-cell office:value-type="float" office:value="108.4" calcext:value-type="float">
            <text:p>108.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rtland Trail Blaz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1.6" calcext:value-type="float">
            <text:p>101.6</text:p>
          </table:table-cell>
          <table:table-cell office:value-type="float" office:value="112.9" calcext:value-type="float">
            <text:p>112.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ana Pac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2.5" calcext:value-type="float">
            <text:p>102.5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oenix Sun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9.1" calcext:value-type="float">
            <text:p>109.1</text:p>
          </table:table-cell>
          <table:table-cell office:value-type="float" office:value="121.3" calcext:value-type="float">
            <text:p>121.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cramento King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02.6" calcext:value-type="float">
            <text:p>102.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os Angeles Lake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1.4" calcext:value-type="float">
            <text:p>101.4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ami Hea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2.6" calcext:value-type="float">
            <text:p>92.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troit Pisto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7.6" calcext:value-type="float">
            <text:p>107.6</text:p>
          </table:table-cell>
          <table:table-cell office:value-type="float" office:value="122.9" calcext:value-type="float">
            <text:p>122.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leveland Cavalie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8.5" calcext:value-type="float">
            <text:p>98.5</text:p>
          </table:table-cell>
          <table:table-cell office:value-type="float" office:value="111.7" calcext:value-type="float">
            <text:p>111.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ulls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8.2" calcext:value-type="float">
            <text:p>108.2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tah Jazz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0.5" calcext:value-type="float">
            <text:p>110.5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uston Rocket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3.3" calcext:value-type="float">
            <text:p>113.3</text:p>
          </table:table-cell>
          <table:table-cell office:value-type="float" office:value="111.3" calcext:value-type="float">
            <text:p>111.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ami Hea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99.7" calcext:value-type="float">
            <text:p>99.7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 Knick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3.7" calcext:value-type="float">
            <text:p>103.7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attle Supersonic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3.2" calcext:value-type="float">
            <text:p>113.2</text:p>
          </table:table-cell>
          <table:table-cell office:value-type="float" office:value="108.4" calcext:value-type="float">
            <text:p>108.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nta Hawk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5.5" calcext:value-type="float">
            <text:p>105.5</text:p>
          </table:table-cell>
          <table:table-cell office:value-type="float" office:value="108.9" calcext:value-type="float">
            <text:p>108.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s Angeles Laker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8.9" calcext:value-type="float">
            <text:p>108.9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roit Piston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3.9" calcext:value-type="float">
            <text:p>103.9</text:p>
          </table:table-cell>
          <table:table-cell office:value-type="float" office:value="106.3" calcext:value-type="float">
            <text:p>106.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lando Magi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9.3" calcext:value-type="float">
            <text:p>99.3</text:p>
          </table:table-cell>
          <table:table-cell office:value-type="float" office:value="108.5" calcext:value-type="float">
            <text:p>108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oenix Sun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3.3" calcext:value-type="float">
            <text:p>103.3</text:p>
          </table:table-cell>
          <table:table-cell office:value-type="float" office:value="116.3" calcext:value-type="float">
            <text:p>116.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rtland Trail Blaze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4.2" calcext:value-type="float">
            <text:p>104.2</text:p>
          </table:table-cell>
          <table:table-cell office:value-type="float" office:value="112.4" calcext:value-type="float">
            <text:p>112.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nnesota Timberwolv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0.5" calcext:value-type="float">
            <text:p>110.5</text:p>
          </table:table-cell>
          <table:table-cell office:value-type="float" office:value="123.1" calcext:value-type="float">
            <text:p>123.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os Angeles Clippe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6.1" calcext:value-type="float">
            <text:p>106.1</text:p>
          </table:table-cell>
          <table:table-cell office:value-type="float" office:value="120.6" calcext:value-type="float">
            <text:p>120.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arlotte Hornet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ashington Bullet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8.1" calcext:value-type="float">
            <text:p>108.1</text:p>
          </table:table-cell>
          <table:table-cell office:value-type="float" office:value="114.9" calcext:value-type="float">
            <text:p>114.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ulls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9.7" calcext:value-type="float">
            <text:p>109.7</text:p>
          </table:table-cell>
          <table:table-cell office:value-type="float" office:value="101.4" calcext:value-type="float">
            <text:p>101.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tah Jazz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2.8" calcext:value-type="float">
            <text:p>102.8</text:p>
          </table:table-cell>
          <table:table-cell office:value-type="float" office:value="100.4" calcext:value-type="float">
            <text:p>100.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ana Pacer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 Angeles Laker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3.3" calcext:value-type="float">
            <text:p>113.3</text:p>
          </table:table-cell>
          <table:table-cell office:value-type="float" office:value="111.9" calcext:value-type="float">
            <text:p>111.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lotte Hornet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attle Supersonic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1.4" calcext:value-type="float">
            <text:p>111.4</text:p>
          </table:table-cell>
          <table:table-cell office:value-type="float" office:value="114.3" calcext:value-type="float">
            <text:p>114.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 Antonio Spur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5.1" calcext:value-type="float">
            <text:p>105.1</text:p>
          </table:table-cell>
          <table:table-cell office:value-type="float" office:value="101.4" calcext:value-type="float">
            <text:p>101.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w York Knick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1.1" calcext:value-type="float">
            <text:p>101.1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nesota Timberwolv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4.6" calcext:value-type="float">
            <text:p>104.6</text:p>
          </table:table-cell>
          <table:table-cell office:value-type="float" office:value="111.4" calcext:value-type="float">
            <text:p>111.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ami Hea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1.8" calcext:value-type="float">
            <text:p>101.8</text:p>
          </table:table-cell>
          <table:table-cell office:value-type="float" office:value="104.3" calcext:value-type="float">
            <text:p>104.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uston Rocket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5.5" calcext:value-type="float">
            <text:p>95.5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oenix Sun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1.8" calcext:value-type="float">
            <text:p>101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ortland Trail Blaze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9.4" calcext:value-type="float">
            <text:p>109.4</text:p>
          </table:table-cell>
          <table:table-cell office:value-type="float" office:value="114.1" calcext:value-type="float">
            <text:p>114.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leveland Cavalie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7.6" calcext:value-type="float">
            <text:p>97.6</text:p>
          </table:table-cell>
          <table:table-cell office:value-type="float" office:value="107.3" calcext:value-type="float">
            <text:p>107.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tlanta Haw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4.7" calcext:value-type="float">
            <text:p>104.7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w Jersey Net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7.3" calcext:value-type="float">
            <text:p>107.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Antonio Spur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3.6" calcext:value-type="float">
            <text:p>103.6</text:p>
          </table:table-cell>
          <table:table-cell office:value-type="float" office:value="95.1" calcext:value-type="float">
            <text:p>95.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 Knicks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0.1" calcext:value-type="float">
            <text:p>100.1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ana Pacers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7.1" calcext:value-type="float">
            <text:p>107.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land Trail Blazer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2.1" calcext:value-type="float">
            <text:p>102.1</text:p>
          </table:table-cell>
          <table:table-cell office:value-type="float" office:value="102.6" calcext:value-type="float">
            <text:p>102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tah Jazz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1.4" calcext:value-type="float">
            <text:p>101.4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lanta Hawk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7.2" calcext:value-type="float">
            <text:p>97.2</text:p>
          </table:table-cell>
          <table:table-cell office:value-type="float" office:value="100.6" calcext:value-type="float">
            <text:p>100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iladelphia 76er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3.9" calcext:value-type="float">
            <text:p>103.9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s Angeles Laker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3.4" calcext:value-type="float">
            <text:p>103.4</text:p>
          </table:table-cell>
          <table:table-cell office:value-type="float" office:value="106.6" calcext:value-type="float">
            <text:p>106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cramento King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7.8" calcext:value-type="float">
            <text:p>97.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troit Piston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.2" calcext:value-type="float">
            <text:p>100.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ami Hea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8.4" calcext:value-type="float">
            <text:p>98.4</text:p>
          </table:table-cell>
          <table:table-cell office:value-type="float" office:value="103.4" calcext:value-type="float">
            <text:p>103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nnesota Timberwolv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5.2" calcext:value-type="float">
            <text:p>95.2</text:p>
          </table:table-cell>
          <table:table-cell office:value-type="float" office:value="102.6" calcext:value-type="float">
            <text:p>102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rlando Magi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8.8" calcext:value-type="float">
            <text:p>98.8</text:p>
          </table:table-cell>
          <table:table-cell office:value-type="float" office:value="105.9" calcext:value-type="float">
            <text:p>105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uston Rocke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6.8" calcext:value-type="float">
            <text:p>106.8</text:p>
          </table:table-cell>
          <table:table-cell office:value-type="float" office:value="109.3" calcext:value-type="float">
            <text:p>109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lwaukee Buck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4.4" calcext:value-type="float">
            <text:p>104.4</text:p>
          </table:table-cell>
          <table:table-cell office:value-type="float" office:value="115.7" calcext:value-type="float">
            <text:p>115.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oenix Su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1.7" calcext:value-type="float">
            <text:p>101.7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 Lakers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0.1" calcext:value-type="float">
            <text:p>110.1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ana Pacer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09.7" calcext:value-type="float">
            <text:p>109.7</text:p>
          </table:table-cell>
          <table:table-cell office:value-type="float" office:value="106.8" calcext:value-type="float">
            <text:p>106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land Trail Blazer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7.7" calcext:value-type="float">
            <text:p>107.7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 Knick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9.8" calcext:value-type="float">
            <text:p>99.8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ami 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7.4" calcext:value-type="float">
            <text:p>97.4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iladelphia 76er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6.5" calcext:value-type="float">
            <text:p>106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oenix Sun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6.6" calcext:value-type="float">
            <text:p>96.6</text:p>
          </table:table-cell>
          <table:table-cell office:value-type="float" office:value="100.6" calcext:value-type="float">
            <text:p>100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tah Jazz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.6" calcext:value-type="float">
            <text:p>100.6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lwaukee Buc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7.5" calcext:value-type="float">
            <text:p>107.5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cramento King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13.7" calcext:value-type="float">
            <text:p>113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attle Supersonic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4.5" calcext:value-type="float">
            <text:p>104.5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nnesota Timberwolv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3.4" calcext:value-type="float">
            <text:p>103.4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n Antonio Spu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91.4" calcext:value-type="float">
            <text:p>91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arlotte Horne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4.6" calcext:value-type="float">
            <text:p>104.6</text:p>
          </table:table-cell>
          <table:table-cell office:value-type="float" office:value="107.8" calcext:value-type="float">
            <text:p>107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troit Pisto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8.7" calcext:value-type="float">
            <text:p>88.7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ronto Rapto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7.3" calcext:value-type="float">
            <text:p>97.3</text:p>
          </table:table-cell>
          <table:table-cell office:value-type="float" office:value="101.9" calcext:value-type="float">
            <text:p>101.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 Laker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1.6" calcext:value-type="float">
            <text:p>111.6</text:p>
          </table:table-cell>
          <table:table-cell office:value-type="float" office:value="97.9" calcext:value-type="float">
            <text:p>97.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adelphia 76ers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5.7" calcext:value-type="float">
            <text:p>105.7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lwaukee Bucks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7.8" calcext:value-type="float">
            <text:p>107.8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Antonio Spur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2.2" calcext:value-type="float">
            <text:p>102.2</text:p>
          </table:table-cell>
          <table:table-cell office:value-type="float" office:value="102.6" calcext:value-type="float">
            <text:p>102.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lotte Hornet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ronto Raptor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llas Maverick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4.2" calcext:value-type="float">
            <text:p>104.2</text:p>
          </table:table-cell>
          <table:table-cell office:value-type="float" office:value="108.4" calcext:value-type="float">
            <text:p>108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cramento King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1.5" calcext:value-type="float">
            <text:p>101.5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tah Jaz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3.8" calcext:value-type="float">
            <text:p>103.8</text:p>
          </table:table-cell>
          <table:table-cell office:value-type="float" office:value="108.6" calcext:value-type="float">
            <text:p>108.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 York Knic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1.3" calcext:value-type="float">
            <text:p>101.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oenix Sun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2.2" calcext:value-type="float">
            <text:p>92.2</text:p>
          </table:table-cell>
          <table:table-cell office:value-type="float" office:value="102.1" calcext:value-type="float">
            <text:p>102.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nnesota Timberwolv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3.5" calcext:value-type="float">
            <text:p>93.5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diana Pace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.3" calcext:value-type="float">
            <text:p>100.3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lando Magi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7.9" calcext:value-type="float">
            <text:p>107.9</text:p>
          </table:table-cell>
          <table:table-cell office:value-type="float" office:value="113.9" calcext:value-type="float">
            <text:p>113.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rtland Trail Blaze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7.3" calcext:value-type="float">
            <text:p>97.3</text:p>
          </table:table-cell>
          <table:table-cell office:value-type="float" office:value="113.4" calcext:value-type="float">
            <text:p>113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ami Hea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7.5" calcext:value-type="float">
            <text:p>87.5</text:p>
          </table:table-cell>
          <table:table-cell office:value-type="float" office:value="112.4" calcext:value-type="float">
            <text:p>112.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 Lakers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6.4" calcext:value-type="float">
            <text:p>106.4</text:p>
          </table:table-cell>
          <table:table-cell office:value-type="float" office:value="102.3" calcext:value-type="float">
            <text:p>102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Jersey Nets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2.3" calcext:value-type="float">
            <text:p>102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cramento King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6.3" calcext:value-type="float">
            <text:p>106.3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ston Celtic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1.5" calcext:value-type="float">
            <text:p>101.5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roit Piston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6.1" calcext:value-type="float">
            <text:p>96.1</text:p>
          </table:table-cell>
          <table:table-cell office:value-type="float" office:value="96.5" calcext:value-type="float">
            <text:p>96.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llas Maverick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1.7" calcext:value-type="float">
            <text:p>111.7</text:p>
          </table:table-cell>
          <table:table-cell office:value-type="float" office:value="111.4" calcext:value-type="float">
            <text:p>111.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rlotte Hornet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3.9" calcext:value-type="float">
            <text:p>103.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 Antonio Spur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6.2" calcext:value-type="float">
            <text:p>106.2</text:p>
          </table:table-cell>
          <table:table-cell office:value-type="float" office:value="102.7" calcext:value-type="float">
            <text:p>102.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diana Pac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7.1" calcext:value-type="float">
            <text:p>97.1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attle Supersonic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1.7" calcext:value-type="float">
            <text:p>101.7</text:p>
          </table:table-cell>
          <table:table-cell office:value-type="float" office:value="113.8" calcext:value-type="float">
            <text:p>113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iladelphia 76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2.1" calcext:value-type="float">
            <text:p>102.1</text:p>
          </table:table-cell>
          <table:table-cell office:value-type="float" office:value="112.2" calcext:value-type="float">
            <text:p>112.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ronto Rapto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7.8" calcext:value-type="float">
            <text:p>97.8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rlando Magi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1.2" calcext:value-type="float">
            <text:p>101.2</text:p>
          </table:table-cell>
          <table:table-cell office:value-type="float" office:value="106.6" calcext:value-type="float">
            <text:p>106.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tah Ja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8.6" calcext:value-type="float">
            <text:p>98.6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rtland Trail Blaze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.3" calcext:value-type="float">
            <text:p>99.3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nnesota Timberwolv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5.5" calcext:value-type="float">
            <text:p>105.5</text:p>
          </table:table-cell>
          <table:table-cell office:value-type="float" office:value="116.6" calcext:value-type="float">
            <text:p>116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Antonio Spurs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3.7" calcext:value-type="float">
            <text:p>103.7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Jersey Nets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2.6" calcext:value-type="float">
            <text:p>102.6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las Maverick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0.5" calcext:value-type="float">
            <text:p>110.5</text:p>
          </table:table-cell>
          <table:table-cell office:value-type="float" office:value="111.1" calcext:value-type="float">
            <text:p>111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roit Piston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2.7" calcext:value-type="float">
            <text:p>102.7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cramento King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109.6" calcext:value-type="float">
            <text:p>109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iladelphia 76er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5.8" calcext:value-type="float">
            <text:p>105.8</text:p>
          </table:table-cell>
          <table:table-cell office:value-type="float" office:value="104.8" calcext:value-type="float">
            <text:p>104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s Angeles Laker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7.1" calcext:value-type="float">
            <text:p>107.1</text:p>
          </table:table-cell>
          <table:table-cell office:value-type="float" office:value="106.9" calcext:value-type="float">
            <text:p>106.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ston Celtic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1.4" calcext:value-type="float">
            <text:p>101.4</text:p>
          </table:table-cell>
          <table:table-cell office:value-type="float" office:value="102.1" calcext:value-type="float">
            <text:p>102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rtland Trail Blazer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5.2" calcext:value-type="float">
            <text:p>115.2</text:p>
          </table:table-cell>
          <table:table-cell office:value-type="float" office:value="114.1" calcext:value-type="float">
            <text:p>114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lando Magi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9.5" calcext:value-type="float">
            <text:p>99.5</text:p>
          </table:table-cell>
          <table:table-cell office:value-type="float" office:value="107.8" calcext:value-type="float">
            <text:p>107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oenix Sun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1.5" calcext:value-type="float">
            <text:p>91.5</text:p>
          </table:table-cell>
          <table:table-cell office:value-type="float" office:value="97.3" calcext:value-type="float">
            <text:p>97.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w Orleans Hornet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6.4" calcext:value-type="float">
            <text:p>106.4</text:p>
          </table:table-cell>
          <table:table-cell office:value-type="float" office:value="108.3" calcext:value-type="float">
            <text:p>108.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nnesota Timberwolv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4.2" calcext:value-type="float">
            <text:p>104.2</text:p>
          </table:table-cell>
          <table:table-cell office:value-type="float" office:value="110.8" calcext:value-type="float">
            <text:p>110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lwaukee Bu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5.8" calcext:value-type="float">
            <text:p>105.8</text:p>
          </table:table-cell>
          <table:table-cell office:value-type="float" office:value="110.5" calcext:value-type="float">
            <text:p>110.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diana Pacer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.9" calcext:value-type="float">
            <text:p>100.9</text:p>
          </table:table-cell>
          <table:table-cell office:value-type="float" office:value="107.1" calcext:value-type="float">
            <text:p>107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tah Jazz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4.2" calcext:value-type="float">
            <text:p>104.2</text:p>
          </table:table-cell>
          <table:table-cell office:value-type="float" office:value="116.1" calcext:value-type="float">
            <text:p>116.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roit Pistons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9.3" calcext:value-type="float">
            <text:p>99.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Laker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0.8" calcext:value-type="float">
            <text:p>100.8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nesota Timberwolves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1.9" calcext:value-type="float">
            <text:p>101.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diana Pacer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8.9" calcext:value-type="float">
            <text:p>98.9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cramento King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Jersey Net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6.4" calcext:value-type="float">
            <text:p>96.4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 Antonio Spur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2.4" calcext:value-type="float">
            <text:p>102.4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ami Hea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7.3" calcext:value-type="float">
            <text:p>97.3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Orleans Hornet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2.5" calcext:value-type="float">
            <text:p>92.5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waukee Buck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5.3" calcext:value-type="float">
            <text:p>95.3</text:p>
          </table:table-cell>
          <table:table-cell office:value-type="float" office:value="109.3" calcext:value-type="float">
            <text:p>109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uston Rocke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4.5" calcext:value-type="float">
            <text:p>94.5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nver Nugge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9.2" calcext:value-type="float">
            <text:p>99.2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llas Maverick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3.4" calcext:value-type="float">
            <text:p>103.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mphis Grizzli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7.1" calcext:value-type="float">
            <text:p>97.1</text:p>
          </table:table-cell>
          <table:table-cell office:value-type="float" office:value="113.4" calcext:value-type="float">
            <text:p>113.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w York Knick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.4" calcext:value-type="float">
            <text:p>90.4</text:p>
          </table:table-cell>
          <table:table-cell office:value-type="float" office:value="104.1" calcext:value-type="float">
            <text:p>104.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ston Celtic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2.1" calcext:value-type="float">
            <text:p>92.1</text:p>
          </table:table-cell>
          <table:table-cell office:value-type="float" office:value="110.4" calcext:value-type="float">
            <text:p>110.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Antonio Spurs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roit Pistons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ami Heat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7.2" calcext:value-type="float">
            <text:p>107.2</text:p>
          </table:table-cell>
          <table:table-cell office:value-type="float" office:value="102.5" calcext:value-type="float">
            <text:p>102.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enix Suns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8.2" calcext:value-type="float">
            <text:p>118.2</text:p>
          </table:table-cell>
          <table:table-cell office:value-type="float" office:value="113.8" calcext:value-type="float">
            <text:p>113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attle Supersonic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1.1" calcext:value-type="float">
            <text:p>111.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llas Maverick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3.3" calcext:value-type="float">
            <text:p>113.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diana Pacer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7.7" calcext:value-type="float">
            <text:p>97.7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shington Wizard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5.6" calcext:value-type="float">
            <text:p>105.6</text:p>
          </table:table-cell>
          <table:table-cell office:value-type="float" office:value="108.2" calcext:value-type="float">
            <text:p>108.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uston Rocket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1.7" calcext:value-type="float">
            <text:p>111.7</text:p>
          </table:table-cell>
          <table:table-cell office:value-type="float" office:value="114.9" calcext:value-type="float">
            <text:p>114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ston Celtic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.6" calcext:value-type="float">
            <text:p>100.6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icago Bull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6.3" calcext:value-type="float">
            <text:p>106.3</text:p>
          </table:table-cell>
          <table:table-cell office:value-type="float" office:value="108.2" calcext:value-type="float">
            <text:p>108.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iladelphia 76er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1.2" calcext:value-type="float">
            <text:p>101.2</text:p>
          </table:table-cell>
          <table:table-cell office:value-type="float" office:value="110.1" calcext:value-type="float">
            <text:p>110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cramento King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117.9" calcext:value-type="float">
            <text:p>117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nver Nugge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7.4" calcext:value-type="float">
            <text:p>97.4</text:p>
          </table:table-cell>
          <table:table-cell office:value-type="float" office:value="108.5" calcext:value-type="float">
            <text:p>108.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mphis Grizzli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w Jersey Net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.6" calcext:value-type="float">
            <text:p>100.6</text:p>
          </table:table-cell>
          <table:table-cell office:value-type="float" office:value="113.9" calcext:value-type="float">
            <text:p>113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 Heat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6.2" calcext:value-type="float">
            <text:p>106.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Mavericks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0.2" calcext:value-type="float">
            <text:p>110.2</text:p>
          </table:table-cell>
          <table:table-cell office:value-type="float" office:value="105.7" calcext:value-type="float">
            <text:p>105.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roit Pistons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7.9" calcext:value-type="float">
            <text:p>107.9</text:p>
          </table:table-cell>
          <table:table-cell office:value-type="float" office:value="104.2" calcext:value-type="float">
            <text:p>104.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enix Sun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3.7" calcext:value-type="float">
            <text:p>113.7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eveland Cavalier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.7" calcext:value-type="float">
            <text:p>103.7</text:p>
          </table:table-cell>
          <table:table-cell office:value-type="float" office:value="107.4" calcext:value-type="float">
            <text:p>107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 Antonio Spur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s Angeles Clipper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1.6" calcext:value-type="float">
            <text:p>111.6</text:p>
          </table:table-cell>
          <table:table-cell office:value-type="float" office:value="107.7" calcext:value-type="float">
            <text:p>107.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w Jersey Net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6.5" calcext:value-type="float">
            <text:p>106.5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s Angeles Laker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6.5" calcext:value-type="float">
            <text:p>106.5</text:p>
          </table:table-cell>
          <table:table-cell office:value-type="float" office:value="113.6" calcext:value-type="float">
            <text:p>113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cramento King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8.8" calcext:value-type="float">
            <text:p>108.8</text:p>
          </table:table-cell>
          <table:table-cell office:value-type="float" office:value="119.5" calcext:value-type="float">
            <text:p>119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icago Bull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4.2" calcext:value-type="float">
            <text:p>104.2</text:p>
          </table:table-cell>
          <table:table-cell office:value-type="float" office:value="107.4" calcext:value-type="float">
            <text:p>107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shington Wizard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9.4" calcext:value-type="float">
            <text:p>109.4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diana Pacer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3.2" calcext:value-type="float">
            <text:p>103.2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lwaukee Buck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0.2" calcext:value-type="float">
            <text:p>110.2</text:p>
          </table:table-cell>
          <table:table-cell office:value-type="float" office:value="121.1" calcext:value-type="float">
            <text:p>121.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nver Nugge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mphis Grizzli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115.5" calcext:value-type="float">
            <text:p>115.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Antonio Spur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7.6" calcext:value-type="float">
            <text:p>107.6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veland Cavaliers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2.5" calcext:value-type="float">
            <text:p>102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roit Piston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5.2" calcext:value-type="float">
            <text:p>105.2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tah Jazz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6.9" calcext:value-type="float">
            <text:p>106.9</text:p>
          </table:table-cell>
          <table:table-cell office:value-type="float" office:value="105.9" calcext:value-type="float">
            <text:p>105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oenix Sun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0.6" calcext:value-type="float">
            <text:p>110.6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Jersey Net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1.7" calcext:value-type="float">
            <text:p>101.7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icago Bull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3.4" calcext:value-type="float">
            <text:p>103.4</text:p>
          </table:table-cell>
          <table:table-cell office:value-type="float" office:value="102.1" calcext:value-type="float">
            <text:p>102.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lden State Warrior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0.9" calcext:value-type="float">
            <text:p>110.9</text:p>
          </table:table-cell>
          <table:table-cell office:value-type="float" office:value="109.1" calcext:value-type="float">
            <text:p>109.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uston Rocket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9.6" calcext:value-type="float">
            <text:p>99.6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ronto Raptor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106.9" calcext:value-type="float">
            <text:p>106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 Maveri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5.7" calcext:value-type="float">
            <text:p>105.7</text:p>
          </table:table-cell>
          <table:table-cell office:value-type="float" office:value="112.8" calcext:value-type="float">
            <text:p>112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s Angeles Laker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3.8" calcext:value-type="float">
            <text:p>103.8</text:p>
          </table:table-cell>
          <table:table-cell office:value-type="float" office:value="114.8" calcext:value-type="float">
            <text:p>114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nver Nugge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.7" calcext:value-type="float">
            <text:p>100.7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lando Magi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2.9" calcext:value-type="float">
            <text:p>102.9</text:p>
          </table:table-cell>
          <table:table-cell office:value-type="float" office:value="113.5" calcext:value-type="float">
            <text:p>113.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ami Hea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.9" calcext:value-type="float">
            <text:p>96.9</text:p>
          </table:table-cell>
          <table:table-cell office:value-type="float" office:value="108.9" calcext:value-type="float">
            <text:p>108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ashington Wizard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3.5" calcext:value-type="float">
            <text:p>103.5</text:p>
          </table:table-cell>
          <table:table-cell office:value-type="float" office:value="113.4" calcext:value-type="float">
            <text:p>113.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ton Celtics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09.4" calcext:value-type="float">
            <text:p>109.4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Laker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roit Pistons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105.2" calcext:value-type="float">
            <text:p>105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Antonio Spurs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3.9" calcext:value-type="float">
            <text:p>103.9</text:p>
          </table:table-cell>
          <table:table-cell office:value-type="float" office:value="104.8" calcext:value-type="float">
            <text:p>104.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Orleans Hornet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1.5" calcext:value-type="float">
            <text:p>111.5</text:p>
          </table:table-cell>
          <table:table-cell office:value-type="float" office:value="107.3" calcext:value-type="float">
            <text:p>107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eveland Cavalier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4.6" calcext:value-type="float">
            <text:p>104.6</text:p>
          </table:table-cell>
          <table:table-cell office:value-type="float" office:value="102.1" calcext:value-type="float">
            <text:p>102.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tah Jazz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0.1" calcext:value-type="float">
            <text:p>110.1</text:p>
          </table:table-cell>
          <table:table-cell office:value-type="float" office:value="110.4" calcext:value-type="float">
            <text:p>110.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rlando Magi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lanta Hawk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1.6" calcext:value-type="float">
            <text:p>101.6</text:p>
          </table:table-cell>
          <table:table-cell office:value-type="float" office:value="115.6" calcext:value-type="float">
            <text:p>115.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uston Rocket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3.8" calcext:value-type="float">
            <text:p>103.8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iladelphia 76er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9.8" calcext:value-type="float">
            <text:p>99.8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shington Wizard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4.9" calcext:value-type="float">
            <text:p>104.9</text:p>
          </table:table-cell>
          <table:table-cell office:value-type="float" office:value="108.7" calcext:value-type="float">
            <text:p>108.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oenix Sun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4.1" calcext:value-type="float">
            <text:p>104.1</text:p>
          </table:table-cell>
          <table:table-cell office:value-type="float" office:value="106.1" calcext:value-type="float">
            <text:p>106.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oronto Raptor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0.1" calcext:value-type="float">
            <text:p>110.1</text:p>
          </table:table-cell>
          <table:table-cell office:value-type="float" office:value="115.2" calcext:value-type="float">
            <text:p>115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llas Maverick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118.2" calcext:value-type="float">
            <text:p>118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nver Nugget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4.3" calcext:value-type="float">
            <text:p>104.3</text:p>
          </table:table-cell>
          <table:table-cell office:value-type="float" office:value="117.9" calcext:value-type="float">
            <text:p>117.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 Lakers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1.4" calcext:value-type="float">
            <text:p>111.4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lando Magic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7.3" calcext:value-type="float">
            <text:p>107.3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eveland Cavalier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2.6" calcext:value-type="float">
            <text:p>112.6</text:p>
          </table:table-cell>
          <table:table-cell office:value-type="float" office:value="102.7" calcext:value-type="float">
            <text:p>102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nver Nugget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6.8" calcext:value-type="float">
            <text:p>116.8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ston Celtic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06.3" calcext:value-type="float">
            <text:p>106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uston Rocket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4.7" calcext:value-type="float">
            <text:p>104.7</text:p>
          </table:table-cell>
          <table:table-cell office:value-type="float" office:value="106.4" calcext:value-type="float">
            <text:p>106.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llas Maverick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anta Hawk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110.6" calcext:value-type="float">
            <text:p>110.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ami Hea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6.7" calcext:value-type="float">
            <text:p>106.7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icago Bull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5.9" calcext:value-type="float">
            <text:p>105.9</text:p>
          </table:table-cell>
          <table:table-cell office:value-type="float" office:value="110.1" calcext:value-type="float">
            <text:p>110.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iladelphia 76er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.5" calcext:value-type="float">
            <text:p>100.5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rtland Trail Blazer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3.9" calcext:value-type="float">
            <text:p>103.9</text:p>
          </table:table-cell>
          <table:table-cell office:value-type="float" office:value="110.2" calcext:value-type="float">
            <text:p>110.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Orleans Horne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3.7" calcext:value-type="float">
            <text:p>93.7</text:p>
          </table:table-cell>
          <table:table-cell office:value-type="float" office:value="120.7" calcext:value-type="float">
            <text:p>120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n Antonio Spur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5.4" calcext:value-type="float">
            <text:p>105.4</text:p>
          </table:table-cell>
          <table:table-cell office:value-type="float" office:value="112.4" calcext:value-type="float">
            <text:p>112.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tah Jazz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4.2" calcext:value-type="float">
            <text:p>104.2</text:p>
          </table:table-cell>
          <table:table-cell office:value-type="float" office:value="114.1" calcext:value-type="float">
            <text:p>114.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troit Piston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3.6" calcext:value-type="float">
            <text:p>93.6</text:p>
          </table:table-cell>
          <table:table-cell office:value-type="float" office:value="112.2" calcext:value-type="float">
            <text:p>112.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 Lakers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2.8" calcext:value-type="float">
            <text:p>112.8</text:p>
          </table:table-cell>
          <table:table-cell office:value-type="float" office:value="108.6" calcext:value-type="float">
            <text:p>108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ston Celtics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4.8" calcext:value-type="float">
            <text:p>104.8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oenix Sun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7.8" calcext:value-type="float">
            <text:p>117.8</text:p>
          </table:table-cell>
          <table:table-cell office:value-type="float" office:value="112.7" calcext:value-type="float">
            <text:p>112.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lando Magic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0.8" calcext:value-type="float">
            <text:p>110.8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eveland Cavalier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8.2" calcext:value-type="float">
            <text:p>108.2</text:p>
          </table:table-cell>
          <table:table-cell office:value-type="float" office:value="106.8" calcext:value-type="float">
            <text:p>106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lanta Hawk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4.3" calcext:value-type="float">
            <text:p>104.3</text:p>
          </table:table-cell>
          <table:table-cell office:value-type="float" office:value="112.2" calcext:value-type="float">
            <text:p>112.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 Antonio Spur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5.7" calcext:value-type="float">
            <text:p>105.7</text:p>
          </table:table-cell>
          <table:table-cell office:value-type="float" office:value="109.4" calcext:value-type="float">
            <text:p>109.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tah Jazz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16.4" calcext:value-type="float">
            <text:p>116.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lwaukee Buck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109.3" calcext:value-type="float">
            <text:p>109.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nver Nugget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3.9" calcext:value-type="float">
            <text:p>113.9</text:p>
          </table:table-cell>
          <table:table-cell office:value-type="float" office:value="115.1" calcext:value-type="float">
            <text:p>115.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klahoma City Thund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3.6" calcext:value-type="float">
            <text:p>103.6</text:p>
          </table:table-cell>
          <table:table-cell office:value-type="float" office:value="105.4" calcext:value-type="float">
            <text:p>105.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llas Maveri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5.1" calcext:value-type="float">
            <text:p>105.1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ortland Trail Blazer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6.5" calcext:value-type="float">
            <text:p>106.5</text:p>
          </table:table-cell>
          <table:table-cell office:value-type="float" office:value="118.3" calcext:value-type="float">
            <text:p>118.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icago Bull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ami He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6.2" calcext:value-type="float">
            <text:p>96.2</text:p>
          </table:table-cell>
          <table:table-cell office:value-type="float" office:value="105.2" calcext:value-type="float">
            <text:p>105.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otte Bobcat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.2" calcext:value-type="float">
            <text:p>100.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 Mavericks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2.9" calcext:value-type="float">
            <text:p>112.9</text:p>
          </table:table-cell>
          <table:table-cell office:value-type="float" office:value="106.3" calcext:value-type="float">
            <text:p>106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 Heat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6.4" calcext:value-type="float">
            <text:p>106.4</text:p>
          </table:table-cell>
          <table:table-cell office:value-type="float" office:value="103.4" calcext:value-type="float">
            <text:p>103.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lahoma City Thunde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9.5" calcext:value-type="float">
            <text:p>109.5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cago Bull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5.8" calcext:value-type="float">
            <text:p>105.8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mphis Grizzlie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5.4" calcext:value-type="float">
            <text:p>105.4</text:p>
          </table:table-cell>
          <table:table-cell office:value-type="float" office:value="106.1" calcext:value-type="float">
            <text:p>106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lanta Hawk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.4" calcext:value-type="float">
            <text:p>100.4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ston Celtic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5.1" calcext:value-type="float">
            <text:p>105.1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s Angeles Laker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7.8" calcext:value-type="float">
            <text:p>107.8</text:p>
          </table:table-cell>
          <table:table-cell office:value-type="float" office:value="109.3" calcext:value-type="float">
            <text:p>109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Orleans Hornet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4.7" calcext:value-type="float">
            <text:p>104.7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lando Magi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2.4" calcext:value-type="float">
            <text:p>102.4</text:p>
          </table:table-cell>
          <table:table-cell office:value-type="float" office:value="100.3" calcext:value-type="float">
            <text:p>100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rtland Trail Blazer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6.3" calcext:value-type="float">
            <text:p>106.3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n Antonio Spur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2.2" calcext:value-type="float">
            <text:p>102.2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nver Nugge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3.4" calcext:value-type="float">
            <text:p>103.4</text:p>
          </table:table-cell>
          <table:table-cell office:value-type="float" office:value="108.5" calcext:value-type="float">
            <text:p>108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diana Pacer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.2" calcext:value-type="float">
            <text:p>100.2</text:p>
          </table:table-cell>
          <table:table-cell office:value-type="float" office:value="108.5" calcext:value-type="float">
            <text:p>108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iladelphia 76er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.7" calcext:value-type="float">
            <text:p>100.7</text:p>
          </table:table-cell>
          <table:table-cell office:value-type="float" office:value="109.3" calcext:value-type="float">
            <text:p>109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w York Knick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108.2" calcext:value-type="float">
            <text:p>108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 Heat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9.6" calcext:value-type="float">
            <text:p>109.6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lahoma City Thunder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1.8" calcext:value-type="float">
            <text:p>111.8</text:p>
          </table:table-cell>
          <table:table-cell office:value-type="float" office:value="107.4" calcext:value-type="float">
            <text:p>107.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on Celtics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0.4" calcext:value-type="float">
            <text:p>100.4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Antonio Spur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0.3" calcext:value-type="float">
            <text:p>110.3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iladelphia 76er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6.9" calcext:value-type="float">
            <text:p>96.9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diana Pacer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2.4" calcext:value-type="float">
            <text:p>102.4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s Angeles Laker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5.4" calcext:value-type="float">
            <text:p>105.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s Angeles Clipper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1.3" calcext:value-type="float">
            <text:p>101.3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nver Nugget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7.1" calcext:value-type="float">
            <text:p>107.1</text:p>
          </table:table-cell>
          <table:table-cell office:value-type="float" office:value="106.6" calcext:value-type="float">
            <text:p>106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mphis Grizzli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2.8" calcext:value-type="float">
            <text:p>102.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tlanta Haw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1.8" calcext:value-type="float">
            <text:p>91.8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icago Bull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5.7" calcext:value-type="float">
            <text:p>95.7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York Knick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5.2" calcext:value-type="float">
            <text:p>95.2</text:p>
          </table:table-cell>
          <table:table-cell office:value-type="float" office:value="111.3" calcext:value-type="float">
            <text:p>111.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lando Magi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4.8" calcext:value-type="float">
            <text:p>94.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llas Maverick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2.9" calcext:value-type="float">
            <text:p>102.9</text:p>
          </table:table-cell>
          <table:table-cell office:value-type="float" office:value="110.1" calcext:value-type="float">
            <text:p>110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tah Jazz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3.9" calcext:value-type="float">
            <text:p>93.9</text:p>
          </table:table-cell>
          <table:table-cell office:value-type="float" office:value="111.3" calcext:value-type="float">
            <text:p>111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 Heat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0.2" calcext:value-type="float">
            <text:p>110.2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Antonio Spurs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8.7" calcext:value-type="float">
            <text:p>108.7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ana Pacer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4.5" calcext:value-type="float">
            <text:p>104.5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mphis Grizzlie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104.3" calcext:value-type="float">
            <text:p>104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 Knick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1.4" calcext:value-type="float">
            <text:p>101.4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den State Warrior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6.4" calcext:value-type="float">
            <text:p>106.4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lahoma City Thund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5.1" calcext:value-type="float">
            <text:p>105.1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cago Bull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2.5" calcext:value-type="float">
            <text:p>102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ooklyn Net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7.8" calcext:value-type="float">
            <text:p>107.8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s Angeles Clipper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7.5" calcext:value-type="float">
            <text:p>107.5</text:p>
          </table:table-cell>
          <table:table-cell office:value-type="float" office:value="113.8" calcext:value-type="float">
            <text:p>113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uston Rocket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5.3" calcext:value-type="float">
            <text:p>105.3</text:p>
          </table:table-cell>
          <table:table-cell office:value-type="float" office:value="111.4" calcext:value-type="float">
            <text:p>111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nver Nugget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5.9" calcext:value-type="float">
            <text:p>105.9</text:p>
          </table:table-cell>
          <table:table-cell office:value-type="float" office:value="110.2" calcext:value-type="float">
            <text:p>110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ston Celtic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2.9" calcext:value-type="float">
            <text:p>92.9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tlanta Haw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Angeles Laker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2.5" calcext:value-type="float">
            <text:p>92.5</text:p>
          </table:table-cell>
          <table:table-cell office:value-type="float" office:value="112.9" calcext:value-type="float">
            <text:p>112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lwaukee Buck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110.3" calcext:value-type="float">
            <text:p>110.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Antonio Spurs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4.2" calcext:value-type="float">
            <text:p>114.2</text:p>
          </table:table-cell>
          <table:table-cell office:value-type="float" office:value="104.2" calcext:value-type="float">
            <text:p>104.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 Heat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2.8" calcext:value-type="float">
            <text:p>112.8</text:p>
          </table:table-cell>
          <table:table-cell office:value-type="float" office:value="110.8" calcext:value-type="float">
            <text:p>110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lahoma City Thunde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8.1" calcext:value-type="float">
            <text:p>108.1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diana Pacer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3.7" calcext:value-type="float">
            <text:p>103.7</text:p>
          </table:table-cell>
          <table:table-cell office:value-type="float" office:value="104.8" calcext:value-type="float">
            <text:p>104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shington Wizard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s Angeles Clipper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3.3" calcext:value-type="float">
            <text:p>113.3</text:p>
          </table:table-cell>
          <table:table-cell office:value-type="float" office:value="111.3" calcext:value-type="float">
            <text:p>111.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ooklyn Net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0.5" calcext:value-type="float">
            <text:p>110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rtland Trail Blazer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7.2" calcext:value-type="float">
            <text:p>107.2</text:p>
          </table:table-cell>
          <table:table-cell office:value-type="float" office:value="113.6" calcext:value-type="float">
            <text:p>113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lanta Hawk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1.9" calcext:value-type="float">
            <text:p>101.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lden State Warrior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0.2" calcext:value-type="float">
            <text:p>110.2</text:p>
          </table:table-cell>
          <table:table-cell office:value-type="float" office:value="114.8" calcext:value-type="float">
            <text:p>114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 Maverick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112.1" calcext:value-type="float">
            <text:p>112.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mphis Grizzli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2.8" calcext:value-type="float">
            <text:p>102.8</text:p>
          </table:table-cell>
          <table:table-cell office:value-type="float" office:value="108.5" calcext:value-type="float">
            <text:p>108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ronto Raptor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8.2" calcext:value-type="float">
            <text:p>108.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uston Rocket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4.8" calcext:value-type="float">
            <text:p>114.8</text:p>
          </table:table-cell>
          <table:table-cell office:value-type="float" office:value="114.4" calcext:value-type="float">
            <text:p>114.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icago Bull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108.3" calcext:value-type="float">
            <text:p>108.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lotte Hornet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1.5" calcext:value-type="float">
            <text:p>101.5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en State Warriors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8.7" calcext:value-type="float">
            <text:p>108.7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veland Cavaliers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7.4" calcext:value-type="float">
            <text:p>107.4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uston Rockets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6.6" calcext:value-type="float">
            <text:p>106.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lanta Hawk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3.4" calcext:value-type="float">
            <text:p>103.4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 Angeles Clipper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8.4" calcext:value-type="float">
            <text:p>108.4</text:p>
          </table:table-cell>
          <table:table-cell office:value-type="float" office:value="107.1" calcext:value-type="float">
            <text:p>107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shington Wizard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5.8" calcext:value-type="float">
            <text:p>105.8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icago Bull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4.4" calcext:value-type="float">
            <text:p>104.4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mphis Grizzlie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 Antonio Spur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7.8" calcext:value-type="float">
            <text:p>107.8</text:p>
          </table:table-cell>
          <table:table-cell office:value-type="float" office:value="107.3" calcext:value-type="float">
            <text:p>107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waukee Bu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1.8" calcext:value-type="float">
            <text:p>91.8</text:p>
          </table:table-cell>
          <table:table-cell office:value-type="float" office:value="104.6" calcext:value-type="float">
            <text:p>104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ooklyn Net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.8" calcext:value-type="float">
            <text:p>100.8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rtland Trail Blazer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1.9" calcext:value-type="float">
            <text:p>101.9</text:p>
          </table:table-cell>
          <table:table-cell office:value-type="float" office:value="109.3" calcext:value-type="float">
            <text:p>109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llas Maverick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7.9" calcext:value-type="float">
            <text:p>107.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ston Celtic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1.5" calcext:value-type="float">
            <text:p>101.5</text:p>
          </table:table-cell>
          <table:table-cell office:value-type="float" office:value="111.5" calcext:value-type="float">
            <text:p>111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w Orleans Pelican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6.8" calcext:value-type="float">
            <text:p>106.8</text:p>
          </table:table-cell>
          <table:table-cell office:value-type="float" office:value="115.2" calcext:value-type="float">
            <text:p>115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ronto Raptor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9.3" calcext:value-type="float">
            <text:p>99.3</text:p>
          </table:table-cell>
          <table:table-cell office:value-type="float" office:value="113.7" calcext:value-type="float">
            <text:p>113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veland Cavaliers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5.5" calcext:value-type="float">
            <text:p>115.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den State Warriors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0.5" calcext:value-type="float">
            <text:p>110.5</text:p>
          </table:table-cell>
          <table:table-cell office:value-type="float" office:value="106.1" calcext:value-type="float">
            <text:p>106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lahoma City Thunder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1.8" calcext:value-type="float">
            <text:p>111.8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ronto Raptor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2.8" calcext:value-type="float">
            <text:p>102.8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ami Hea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5.1" calcext:value-type="float">
            <text:p>105.1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 Antonio Spur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land Trail Blazer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8.1" calcext:value-type="float">
            <text:p>108.1</text:p>
          </table:table-cell>
          <table:table-cell office:value-type="float" office:value="110.7" calcext:value-type="float">
            <text:p>110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anta Hawk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3.5" calcext:value-type="float">
            <text:p>103.5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rlotte Hornet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9.2" calcext:value-type="float">
            <text:p>99.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ana Pacer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5.5" calcext:value-type="float">
            <text:p>105.5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s Angeles Clipper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4.9" calcext:value-type="float">
            <text:p>104.9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ston Celtic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3.8" calcext:value-type="float">
            <text:p>93.8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uston Rocke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2.7" calcext:value-type="float">
            <text:p>92.7</text:p>
          </table:table-cell>
          <table:table-cell office:value-type="float" office:value="111.8" calcext:value-type="float">
            <text:p>111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allas Maverick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2.1" calcext:value-type="float">
            <text:p>102.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mphis Grizzli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.9" calcext:value-type="float">
            <text:p>90.9</text:p>
          </table:table-cell>
          <table:table-cell office:value-type="float" office:value="115.6" calcext:value-type="float">
            <text:p>115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troit Piston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9.4" calcext:value-type="float">
            <text:p>109.4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en State Warrior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veland Cavalier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0.3" calcext:value-type="float">
            <text:p>120.3</text:p>
          </table:table-cell>
          <table:table-cell office:value-type="float" office:value="112.1" calcext:value-type="float">
            <text:p>112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on Celtic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1.4" calcext:value-type="float">
            <text:p>111.4</text:p>
          </table:table-cell>
          <table:table-cell office:value-type="float" office:value="114.5" calcext:value-type="float">
            <text:p>114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Antonio Spur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3.4" calcext:value-type="float">
            <text:p>113.4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shington Wizard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0.9" calcext:value-type="float">
            <text:p>110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uston Rocket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0.7" calcext:value-type="float">
            <text:p>110.7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tah Jazz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6.2" calcext:value-type="float">
            <text:p>106.2</text:p>
          </table:table-cell>
          <table:table-cell office:value-type="float" office:value="111.3" calcext:value-type="float">
            <text:p>111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ronto Raptor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3.8" calcext:value-type="float">
            <text:p>103.8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s Angeles Clipper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8.8" calcext:value-type="float">
            <text:p>108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waukee Bu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mphis Grizzli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0.3" calcext:value-type="float">
            <text:p>110.3</text:p>
          </table:table-cell>
          <table:table-cell office:value-type="float" office:value="119.8" calcext:value-type="float">
            <text:p>119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icago Bull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4.8" calcext:value-type="float">
            <text:p>104.8</text:p>
          </table:table-cell>
          <table:table-cell office:value-type="float" office:value="112.2" calcext:value-type="float">
            <text:p>112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tlanta Haw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7.3" calcext:value-type="float">
            <text:p>107.3</text:p>
          </table:table-cell>
          <table:table-cell office:value-type="float" office:value="108.5" calcext:value-type="float">
            <text:p>108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klahoma City Thund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5.7" calcext:value-type="float">
            <text:p>105.7</text:p>
          </table:table-cell>
          <table:table-cell office:value-type="float" office:value="114.4" calcext:value-type="float">
            <text:p>114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rtland Trail Blazer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9.3" calcext:value-type="float">
            <text:p>99.3</text:p>
          </table:table-cell>
          <table:table-cell office:value-type="float" office:value="116.9" calcext:value-type="float">
            <text:p>116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diana Pacer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4.7" calcext:value-type="float">
            <text:p>114.7</text:p>
          </table:table-cell>
          <table:table-cell office:value-type="float" office:value="118.9" calcext:value-type="float">
            <text:p>118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en State Warriors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3.9" calcext:value-type="float">
            <text:p>113.9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veland Cavalier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09.4" calcext:value-type="float">
            <text:p>109.4</text:p>
          </table:table-cell>
          <table:table-cell office:value-type="float" office:value="111.2" calcext:value-type="float">
            <text:p>111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on Celtic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7.7" calcext:value-type="float">
            <text:p>107.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ston Rocket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9.6" calcext:value-type="float">
            <text:p>109.6</text:p>
          </table:table-cell>
          <table:table-cell office:value-type="float" office:value="107.7" calcext:value-type="float">
            <text:p>107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tah Jazz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4.7" calcext:value-type="float">
            <text:p>104.7</text:p>
          </table:table-cell>
          <table:table-cell office:value-type="float" office:value="106.9" calcext:value-type="float">
            <text:p>106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iladelphia 76er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0.4" calcext:value-type="float">
            <text:p>110.4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Orleans Pelican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7.1" calcext:value-type="float">
            <text:p>107.1</text:p>
          </table:table-cell>
          <table:table-cell office:value-type="float" office:value="107.8" calcext:value-type="float">
            <text:p>107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ronto Raptor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116.6" calcext:value-type="float">
            <text:p>116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lwaukee Buck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8.8" calcext:value-type="float">
            <text:p>108.8</text:p>
          </table:table-cell>
          <table:table-cell office:value-type="float" office:value="109.4" calcext:value-type="float">
            <text:p>109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ana Pacer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0.9" calcext:value-type="float">
            <text:p>110.9</text:p>
          </table:table-cell>
          <table:table-cell office:value-type="float" office:value="104.6" calcext:value-type="float">
            <text:p>104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klahoma City Thund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3.5" calcext:value-type="float">
            <text:p>103.5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shington Wizard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0.3" calcext:value-type="float">
            <text:p>110.3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nnesota Timberwolv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116.2" calcext:value-type="float">
            <text:p>116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ami He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113.7" calcext:value-type="float">
            <text:p>113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n Antonio Spur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3.7" calcext:value-type="float">
            <text:p>103.7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rtland Trail Blazer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6.9" calcext:value-type="float">
            <text:p>106.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onto Raptors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den State Warrior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5.3" calcext:value-type="float">
            <text:p>115.3</text:p>
          </table:table-cell>
          <table:table-cell office:value-type="float" office:value="111.9" calcext:value-type="float">
            <text:p>111.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lwaukee Buck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1.1" calcext:value-type="float">
            <text:p>111.1</text:p>
          </table:table-cell>
          <table:table-cell office:value-type="float" office:value="102.5" calcext:value-type="float">
            <text:p>102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land Trail Blazer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0.6" calcext:value-type="float">
            <text:p>110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nver Nugget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4.4" calcext:value-type="float">
            <text:p>114.4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iladelphia 76er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9.9" calcext:value-type="float">
            <text:p>109.9</text:p>
          </table:table-cell>
          <table:table-cell office:value-type="float" office:value="106.8" calcext:value-type="float">
            <text:p>106.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uston Rocket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0.9" calcext:value-type="float">
            <text:p>110.9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ston Celtic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2.2" calcext:value-type="float">
            <text:p>102.2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 Antonio Spur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2.4" calcext:value-type="float">
            <text:p>112.4</text:p>
          </table:table-cell>
          <table:table-cell office:value-type="float" office:value="114.5" calcext:value-type="float">
            <text:p>114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s Angeles Clipper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1.5" calcext:value-type="float">
            <text:p>111.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klahoma City Thund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5.4" calcext:value-type="float">
            <text:p>105.4</text:p>
          </table:table-cell>
          <table:table-cell office:value-type="float" office:value="111.2" calcext:value-type="float">
            <text:p>111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rlando Magi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6.2" calcext:value-type="float">
            <text:p>96.2</text:p>
          </table:table-cell>
          <table:table-cell office:value-type="float" office:value="111.2" calcext:value-type="float">
            <text:p>111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ooklyn Ne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6.7" calcext:value-type="float">
            <text:p>106.7</text:p>
          </table:table-cell>
          <table:table-cell office:value-type="float" office:value="117.3" calcext:value-type="float">
            <text:p>117.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tah Jazz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9.2" calcext:value-type="float">
            <text:p>99.2</text:p>
          </table:table-cell>
          <table:table-cell office:value-type="float" office:value="108.5" calcext:value-type="float">
            <text:p>108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diana Pacer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.3" calcext:value-type="float">
            <text:p>96.3</text:p>
          </table:table-cell>
          <table:table-cell office:value-type="float" office:value="104.2" calcext:value-type="float">
            <text:p>104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troit Piston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.8" calcext:value-type="float">
            <text:p>96.8</text:p>
          </table:table-cell>
          <table:table-cell office:value-type="float" office:value="120.2" calcext:value-type="float">
            <text:p>12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0T16:18:38.593000000</dc:date>
    <meta:editing-duration>PT17M22S</meta:editing-duration>
    <meta:editing-cycles>27</meta:editing-cycles>
    <meta:generator>LibreOffice/6.0.3.2$Windows_X86_64 LibreOffice_project/8f48d515416608e3a835360314dac7e47fd0b821</meta:generator>
    <meta:document-statistic meta:table-count="1" meta:cell-count="2695" meta:object-count="0"/>
  </office:meta>
</office:document-meta>
</file>